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2.46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</style:style>
    <style:style style:name="ce2" style:family="table-cell" style:parent-style-name="Default">
      <style:table-cell-properties fo:background-color="#33ff99"/>
      <style:text-properties style:font-name="Arial" style:font-name-asian="ＭＳ Ｐゴシック" style:font-name-complex="Arial1"/>
    </style:style>
  </office:automatic-styles>
  <office:body>
    <office:spreadsheet>
      <table:table table:name="continue_loss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3">
          <table:table-cell table:style-name="ce1" office:value-type="string">
            <text:p>パス</text:p>
          </table:table-cell>
          <table:table-cell table:style-name="ce1" office:value-type="string">
            <text:p>損益</text:p>
          </table:table-cell>
          <table:table-cell table:style-name="ce1" office:value-type="string">
            <text:p>総取引回数</text:p>
          </table:table-cell>
          <table:table-cell table:style-name="ce1" office:value-type="string">
            <text:p>PF</text:p>
          </table:table-cell>
          <table:table-cell table:style-name="ce1" office:value-type="string">
            <text:p>期待利得</text:p>
          </table:table-cell>
          <table:table-cell table:style-name="ce1" office:value-type="string">
            <text:p>ドローダウン</text:p>
          </table:table-cell>
          <table:table-cell table:style-name="ce2" office:value-type="string">
            <text:p>ドローダウン%</text:p>
          </table:table-cell>
          <table:table-cell table:style-name="ce1"/>
          <table:table-cell table:style-name="ce1" office:value-type="string">
            <text:p>パラメータ1</text:p>
          </table:table-cell>
          <table:table-cell table:style-name="ce1" office:value-type="string">
            <text:p>パラメータ2</text:p>
          </table:table-cell>
          <table:table-cell table:style-name="ce1" office:value-type="string">
            <text:p>パラメータ3</text:p>
          </table:table-cell>
          <table:table-cell table:style-name="ce1" office:value-type="string">
            <text:p>パラメータ4</text:p>
          </table:table-cell>
          <table:table-cell table:style-name="ce1" office:value-type="string">
            <text:p>パラメータ5</text:p>
          </table:table-cell>
          <table:table-cell table:style-name="ce1" office:value-type="string">
            <text:p>パラメータ6</text:p>
          </table:table-cell>
          <table:table-cell table:style-name="ce1" office:value-type="string">
            <text:p>パラメータ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230">
            <text:p>-230</text:p>
          </table:table-cell>
          <table:table-cell office:value-type="float" office:value="59">
            <text:p>59</text:p>
          </table:table-cell>
          <table:table-cell office:value-type="float" office:value="0.9">
            <text:p>0.9</text:p>
          </table:table-cell>
          <table:table-cell office:value-type="float" office:value="-3.9">
            <text:p>-3.9</text:p>
          </table:table-cell>
          <table:table-cell office:value-type="float" office:value="894">
            <text:p>89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continue_loss=1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profit=75 </text:p>
          </table:table-cell>
          <table:table-cell office:value-type="string">
            <text:p>a5_loss=70 </text:p>
          </table:table-cell>
          <table:table-cell office:value-type="string">
            <text:p>a5_min_lots_mode=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230">
            <text:p>-230</text:p>
          </table:table-cell>
          <table:table-cell office:value-type="float" office:value="59">
            <text:p>59</text:p>
          </table:table-cell>
          <table:table-cell office:value-type="float" office:value="0.9">
            <text:p>0.9</text:p>
          </table:table-cell>
          <table:table-cell office:value-type="float" office:value="-3.9">
            <text:p>-3.9</text:p>
          </table:table-cell>
          <table:table-cell office:value-type="float" office:value="894">
            <text:p>89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continue_loss=2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profit=75 </text:p>
          </table:table-cell>
          <table:table-cell office:value-type="string">
            <text:p>a5_loss=70 </text:p>
          </table:table-cell>
          <table:table-cell office:value-type="string">
            <text:p>a5_min_lots_mode=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230">
            <text:p>-230</text:p>
          </table:table-cell>
          <table:table-cell office:value-type="float" office:value="59">
            <text:p>59</text:p>
          </table:table-cell>
          <table:table-cell office:value-type="float" office:value="0.9">
            <text:p>0.9</text:p>
          </table:table-cell>
          <table:table-cell office:value-type="float" office:value="-3.9">
            <text:p>-3.9</text:p>
          </table:table-cell>
          <table:table-cell office:value-type="float" office:value="894">
            <text:p>89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continue_loss=3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profit=75 </text:p>
          </table:table-cell>
          <table:table-cell office:value-type="string">
            <text:p>a5_loss=70 </text:p>
          </table:table-cell>
          <table:table-cell office:value-type="string">
            <text:p>a5_min_lots_mode=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230">
            <text:p>-230</text:p>
          </table:table-cell>
          <table:table-cell office:value-type="float" office:value="59">
            <text:p>59</text:p>
          </table:table-cell>
          <table:table-cell office:value-type="float" office:value="0.9">
            <text:p>0.9</text:p>
          </table:table-cell>
          <table:table-cell office:value-type="float" office:value="-3.9">
            <text:p>-3.9</text:p>
          </table:table-cell>
          <table:table-cell office:value-type="float" office:value="894">
            <text:p>89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continue_loss=4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profit=75 </text:p>
          </table:table-cell>
          <table:table-cell office:value-type="string">
            <text:p>a5_loss=70 </text:p>
          </table:table-cell>
          <table:table-cell office:value-type="string">
            <text:p>a5_min_lots_mode=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230">
            <text:p>-230</text:p>
          </table:table-cell>
          <table:table-cell office:value-type="float" office:value="59">
            <text:p>59</text:p>
          </table:table-cell>
          <table:table-cell office:value-type="float" office:value="0.9">
            <text:p>0.9</text:p>
          </table:table-cell>
          <table:table-cell office:value-type="float" office:value="-3.9">
            <text:p>-3.9</text:p>
          </table:table-cell>
          <table:table-cell office:value-type="float" office:value="894">
            <text:p>89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continue_loss=5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profit=75 </text:p>
          </table:table-cell>
          <table:table-cell office:value-type="string">
            <text:p>a5_loss=70 </text:p>
          </table:table-cell>
          <table:table-cell office:value-type="string">
            <text:p>a5_min_lots_mode=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230">
            <text:p>-230</text:p>
          </table:table-cell>
          <table:table-cell office:value-type="float" office:value="59">
            <text:p>59</text:p>
          </table:table-cell>
          <table:table-cell office:value-type="float" office:value="0.9">
            <text:p>0.9</text:p>
          </table:table-cell>
          <table:table-cell office:value-type="float" office:value="-3.9">
            <text:p>-3.9</text:p>
          </table:table-cell>
          <table:table-cell office:value-type="float" office:value="894">
            <text:p>89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continue_loss=6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profit=75 </text:p>
          </table:table-cell>
          <table:table-cell office:value-type="string">
            <text:p>a5_loss=70 </text:p>
          </table:table-cell>
          <table:table-cell office:value-type="string">
            <text:p>a5_min_lots_mode=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230">
            <text:p>-230</text:p>
          </table:table-cell>
          <table:table-cell office:value-type="float" office:value="59">
            <text:p>59</text:p>
          </table:table-cell>
          <table:table-cell office:value-type="float" office:value="0.9">
            <text:p>0.9</text:p>
          </table:table-cell>
          <table:table-cell office:value-type="float" office:value="-3.9">
            <text:p>-3.9</text:p>
          </table:table-cell>
          <table:table-cell office:value-type="float" office:value="894">
            <text:p>89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continue_loss=7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profit=75 </text:p>
          </table:table-cell>
          <table:table-cell office:value-type="string">
            <text:p>a5_loss=70 </text:p>
          </table:table-cell>
          <table:table-cell office:value-type="string">
            <text:p>a5_min_lots_mode=1</text:p>
          </table:table-cell>
        </table:table-row>
      </table:table>
      <table:table table:name="point" table:style-name="ta1" table:print="false">
        <table:table-column table:style-name="co1" table:number-columns-repeated="8" table:default-cell-style-name="Default"/>
        <table:table-column table:style-name="co3" table:number-columns-repeated="2" table:default-cell-style-name="Default"/>
        <table:table-column table:style-name="co1" table:number-columns-repeated="5" table:default-cell-style-name="Default"/>
        <table:table-row table:style-name="ro3">
          <table:table-cell table:style-name="ce1" office:value-type="string">
            <text:p>パス</text:p>
          </table:table-cell>
          <table:table-cell table:style-name="ce1" office:value-type="string">
            <text:p>損益</text:p>
          </table:table-cell>
          <table:table-cell table:style-name="ce1" office:value-type="string">
            <text:p>総取引回数</text:p>
          </table:table-cell>
          <table:table-cell table:style-name="ce1" office:value-type="string">
            <text:p>PF</text:p>
          </table:table-cell>
          <table:table-cell table:style-name="ce1" office:value-type="string">
            <text:p>期待利得</text:p>
          </table:table-cell>
          <table:table-cell table:style-name="ce1" office:value-type="string">
            <text:p>ドローダウン</text:p>
          </table:table-cell>
          <table:table-cell table:style-name="ce2" office:value-type="string">
            <text:p>ドローダウン%</text:p>
          </table:table-cell>
          <table:table-cell table:style-name="ce1"/>
          <table:table-cell table:style-name="ce1" office:value-type="string">
            <text:p>パラメータ1</text:p>
          </table:table-cell>
          <table:table-cell table:style-name="ce1" office:value-type="string">
            <text:p>パラメータ2</text:p>
          </table:table-cell>
          <table:table-cell table:style-name="ce1" office:value-type="string">
            <text:p>パラメータ3</text:p>
          </table:table-cell>
          <table:table-cell table:style-name="ce1" office:value-type="string">
            <text:p>パラメータ4</text:p>
          </table:table-cell>
          <table:table-cell table:style-name="ce1" office:value-type="string">
            <text:p>パラメータ5</text:p>
          </table:table-cell>
          <table:table-cell table:style-name="ce1" office:value-type="string">
            <text:p>パラメータ6</text:p>
          </table:table-cell>
          <table:table-cell table:style-name="ce1" office:value-type="string">
            <text:p>パラメータ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133">
            <text:p>-133</text:p>
          </table:table-cell>
          <table:table-cell office:value-type="float" office:value="59">
            <text:p>59</text:p>
          </table:table-cell>
          <table:table-cell office:value-type="float" office:value="0.88">
            <text:p>0.88</text:p>
          </table:table-cell>
          <table:table-cell office:value-type="float" office:value="-2.25">
            <text:p>-2.25</text:p>
          </table:table-cell>
          <table:table-cell office:value-type="float" office:value="367">
            <text:p>367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profit=40 </text:p>
          </table:table-cell>
          <table:table-cell office:value-type="string">
            <text:p>a5_loss=3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min_lots_mode=1 </text:p>
          </table:table-cell>
          <table:table-cell office:value-type="string">
            <text:p>a5_continue_loss=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157">
            <text:p>-157</text:p>
          </table:table-cell>
          <table:table-cell office:value-type="float" office:value="59">
            <text:p>59</text:p>
          </table:table-cell>
          <table:table-cell office:value-type="float" office:value="0.86">
            <text:p>0.86</text:p>
          </table:table-cell>
          <table:table-cell office:value-type="float" office:value="-2.66">
            <text:p>-2.66</text:p>
          </table:table-cell>
          <table:table-cell office:value-type="float" office:value="487">
            <text:p>487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profit=50 </text:p>
          </table:table-cell>
          <table:table-cell office:value-type="string">
            <text:p>a5_loss=3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min_lots_mode=1 </text:p>
          </table:table-cell>
          <table:table-cell office:value-type="string">
            <text:p>a5_continue_loss=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310">
            <text:p>-310</text:p>
          </table:table-cell>
          <table:table-cell office:value-type="float" office:value="59">
            <text:p>59</text:p>
          </table:table-cell>
          <table:table-cell office:value-type="float" office:value="0.76">
            <text:p>0.76</text:p>
          </table:table-cell>
          <table:table-cell office:value-type="float" office:value="-5.25">
            <text:p>-5.25</text:p>
          </table:table-cell>
          <table:table-cell office:value-type="float" office:value="639">
            <text:p>639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profit=60 </text:p>
          </table:table-cell>
          <table:table-cell office:value-type="string">
            <text:p>a5_loss=3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min_lots_mode=1 </text:p>
          </table:table-cell>
          <table:table-cell office:value-type="string">
            <text:p>a5_continue_loss=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257">
            <text:p>-257</text:p>
          </table:table-cell>
          <table:table-cell office:value-type="float" office:value="59">
            <text:p>59</text:p>
          </table:table-cell>
          <table:table-cell office:value-type="float" office:value="0.8">
            <text:p>0.8</text:p>
          </table:table-cell>
          <table:table-cell office:value-type="float" office:value="-4.36">
            <text:p>-4.36</text:p>
          </table:table-cell>
          <table:table-cell office:value-type="float" office:value="632">
            <text:p>63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profit=70 </text:p>
          </table:table-cell>
          <table:table-cell office:value-type="string">
            <text:p>a5_loss=3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min_lots_mode=1 </text:p>
          </table:table-cell>
          <table:table-cell office:value-type="string">
            <text:p>a5_continue_loss=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214">
            <text:p>-214</text:p>
          </table:table-cell>
          <table:table-cell office:value-type="float" office:value="59">
            <text:p>59</text:p>
          </table:table-cell>
          <table:table-cell office:value-type="float" office:value="0.84">
            <text:p>0.84</text:p>
          </table:table-cell>
          <table:table-cell office:value-type="float" office:value="-3.63">
            <text:p>-3.63</text:p>
          </table:table-cell>
          <table:table-cell office:value-type="float" office:value="580">
            <text:p>580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profit=80 </text:p>
          </table:table-cell>
          <table:table-cell office:value-type="string">
            <text:p>a5_loss=3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min_lots_mode=1 </text:p>
          </table:table-cell>
          <table:table-cell office:value-type="string">
            <text:p>a5_continue_loss=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312">
            <text:p>-312</text:p>
          </table:table-cell>
          <table:table-cell office:value-type="float" office:value="59">
            <text:p>59</text:p>
          </table:table-cell>
          <table:table-cell office:value-type="float" office:value="0.78">
            <text:p>0.78</text:p>
          </table:table-cell>
          <table:table-cell office:value-type="float" office:value="-5.29">
            <text:p>-5.29</text:p>
          </table:table-cell>
          <table:table-cell office:value-type="float" office:value="759">
            <text:p>759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profit=90 </text:p>
          </table:table-cell>
          <table:table-cell office:value-type="string">
            <text:p>a5_loss=3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min_lots_mode=1 </text:p>
          </table:table-cell>
          <table:table-cell office:value-type="string">
            <text:p>a5_continue_loss=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197">
            <text:p>-197</text:p>
          </table:table-cell>
          <table:table-cell office:value-type="float" office:value="59">
            <text:p>59</text:p>
          </table:table-cell>
          <table:table-cell office:value-type="float" office:value="0.86">
            <text:p>0.86</text:p>
          </table:table-cell>
          <table:table-cell office:value-type="float" office:value="-3.34">
            <text:p>-3.34</text:p>
          </table:table-cell>
          <table:table-cell office:value-type="float" office:value="730">
            <text:p>730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profit=100 </text:p>
          </table:table-cell>
          <table:table-cell office:value-type="string">
            <text:p>a5_loss=3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min_lots_mode=1 </text:p>
          </table:table-cell>
          <table:table-cell office:value-type="string">
            <text:p>a5_continue_loss=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215">
            <text:p>-215</text:p>
          </table:table-cell>
          <table:table-cell office:value-type="float" office:value="59">
            <text:p>59</text:p>
          </table:table-cell>
          <table:table-cell office:value-type="float" office:value="0.85">
            <text:p>0.85</text:p>
          </table:table-cell>
          <table:table-cell office:value-type="float" office:value="-3.64">
            <text:p>-3.64</text:p>
          </table:table-cell>
          <table:table-cell office:value-type="float" office:value="788">
            <text:p>78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profit=110 </text:p>
          </table:table-cell>
          <table:table-cell office:value-type="string">
            <text:p>a5_loss=3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min_lots_mode=1 </text:p>
          </table:table-cell>
          <table:table-cell office:value-type="string">
            <text:p>a5_continue_loss=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252">
            <text:p>-252</text:p>
          </table:table-cell>
          <table:table-cell office:value-type="float" office:value="59">
            <text:p>59</text:p>
          </table:table-cell>
          <table:table-cell office:value-type="float" office:value="0.83">
            <text:p>0.83</text:p>
          </table:table-cell>
          <table:table-cell office:value-type="float" office:value="-4.27">
            <text:p>-4.27</text:p>
          </table:table-cell>
          <table:table-cell office:value-type="float" office:value="896">
            <text:p>89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profit=120 </text:p>
          </table:table-cell>
          <table:table-cell office:value-type="string">
            <text:p>a5_loss=3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min_lots_mode=1 </text:p>
          </table:table-cell>
          <table:table-cell office:value-type="string">
            <text:p>a5_continue_loss=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158">
            <text:p>-158</text:p>
          </table:table-cell>
          <table:table-cell office:value-type="float" office:value="59">
            <text:p>59</text:p>
          </table:table-cell>
          <table:table-cell office:value-type="float" office:value="0.89">
            <text:p>0.89</text:p>
          </table:table-cell>
          <table:table-cell office:value-type="float" office:value="-2.68">
            <text:p>-2.68</text:p>
          </table:table-cell>
          <table:table-cell office:value-type="float" office:value="868">
            <text:p>86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profit=130 </text:p>
          </table:table-cell>
          <table:table-cell office:value-type="string">
            <text:p>a5_loss=3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min_lots_mode=1 </text:p>
          </table:table-cell>
          <table:table-cell office:value-type="string">
            <text:p>a5_continue_loss=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-54">
            <text:p>-54</text:p>
          </table:table-cell>
          <table:table-cell office:value-type="float" office:value="59">
            <text:p>59</text:p>
          </table:table-cell>
          <table:table-cell office:value-type="float" office:value="0.96">
            <text:p>0.96</text:p>
          </table:table-cell>
          <table:table-cell office:value-type="float" office:value="-0.92">
            <text:p>-0.92</text:p>
          </table:table-cell>
          <table:table-cell office:value-type="float" office:value="838">
            <text:p>83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profit=140 </text:p>
          </table:table-cell>
          <table:table-cell office:value-type="string">
            <text:p>a5_loss=3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min_lots_mode=1 </text:p>
          </table:table-cell>
          <table:table-cell office:value-type="string">
            <text:p>a5_continue_loss=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-220">
            <text:p>-220</text:p>
          </table:table-cell>
          <table:table-cell office:value-type="float" office:value="59">
            <text:p>59</text:p>
          </table:table-cell>
          <table:table-cell office:value-type="float" office:value="0.85">
            <text:p>0.85</text:p>
          </table:table-cell>
          <table:table-cell office:value-type="float" office:value="-3.73">
            <text:p>-3.73</text:p>
          </table:table-cell>
          <table:table-cell office:value-type="float" office:value="928">
            <text:p>92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profit=150 </text:p>
          </table:table-cell>
          <table:table-cell office:value-type="string">
            <text:p>a5_loss=3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min_lots_mode=1 </text:p>
          </table:table-cell>
          <table:table-cell office:value-type="string">
            <text:p>a5_continue_loss=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-335">
            <text:p>-335</text:p>
          </table:table-cell>
          <table:table-cell office:value-type="float" office:value="59">
            <text:p>59</text:p>
          </table:table-cell>
          <table:table-cell office:value-type="float" office:value="0.78">
            <text:p>0.78</text:p>
          </table:table-cell>
          <table:table-cell office:value-type="float" office:value="-5.68">
            <text:p>-5.68</text:p>
          </table:table-cell>
          <table:table-cell office:value-type="float" office:value="987">
            <text:p>987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profit=160 </text:p>
          </table:table-cell>
          <table:table-cell office:value-type="string">
            <text:p>a5_loss=3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min_lots_mode=1 </text:p>
          </table:table-cell>
          <table:table-cell office:value-type="string">
            <text:p>a5_continue_loss=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-246">
            <text:p>-246</text:p>
          </table:table-cell>
          <table:table-cell office:value-type="float" office:value="59">
            <text:p>59</text:p>
          </table:table-cell>
          <table:table-cell office:value-type="float" office:value="0.81">
            <text:p>0.81</text:p>
          </table:table-cell>
          <table:table-cell office:value-type="float" office:value="-4.17">
            <text:p>-4.17</text:p>
          </table:table-cell>
          <table:table-cell office:value-type="float" office:value="517">
            <text:p>517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profit=40 </text:p>
          </table:table-cell>
          <table:table-cell office:value-type="string">
            <text:p>a5_loss=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min_lots_mode=1 </text:p>
          </table:table-cell>
          <table:table-cell office:value-type="string">
            <text:p>a5_continue_loss=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-272">
            <text:p>-272</text:p>
          </table:table-cell>
          <table:table-cell office:value-type="float" office:value="59">
            <text:p>59</text:p>
          </table:table-cell>
          <table:table-cell office:value-type="float" office:value="0.81">
            <text:p>0.81</text:p>
          </table:table-cell>
          <table:table-cell office:value-type="float" office:value="-4.61">
            <text:p>-4.61</text:p>
          </table:table-cell>
          <table:table-cell office:value-type="float" office:value="641">
            <text:p>64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profit=50 </text:p>
          </table:table-cell>
          <table:table-cell office:value-type="string">
            <text:p>a5_loss=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min_lots_mode=1 </text:p>
          </table:table-cell>
          <table:table-cell office:value-type="string">
            <text:p>a5_continue_loss=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-535">
            <text:p>-535</text:p>
          </table:table-cell>
          <table:table-cell office:value-type="float" office:value="59">
            <text:p>59</text:p>
          </table:table-cell>
          <table:table-cell office:value-type="float" office:value="0.67">
            <text:p>0.67</text:p>
          </table:table-cell>
          <table:table-cell office:value-type="float" office:value="-9.07">
            <text:p>-9.07</text:p>
          </table:table-cell>
          <table:table-cell office:value-type="float" office:value="899">
            <text:p>899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profit=60 </text:p>
          </table:table-cell>
          <table:table-cell office:value-type="string">
            <text:p>a5_loss=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min_lots_mode=1 </text:p>
          </table:table-cell>
          <table:table-cell office:value-type="string">
            <text:p>a5_continue_loss=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-582">
            <text:p>-582</text:p>
          </table:table-cell>
          <table:table-cell office:value-type="float" office:value="59">
            <text:p>59</text:p>
          </table:table-cell>
          <table:table-cell office:value-type="float" office:value="0.66">
            <text:p>0.66</text:p>
          </table:table-cell>
          <table:table-cell office:value-type="float" office:value="-9.86">
            <text:p>-9.86</text:p>
          </table:table-cell>
          <table:table-cell office:value-type="float" office:value="1004">
            <text:p>100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profit=70 </text:p>
          </table:table-cell>
          <table:table-cell office:value-type="string">
            <text:p>a5_loss=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min_lots_mode=1 </text:p>
          </table:table-cell>
          <table:table-cell office:value-type="string">
            <text:p>a5_continue_loss=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540">
            <text:p>-540</text:p>
          </table:table-cell>
          <table:table-cell office:value-type="float" office:value="59">
            <text:p>59</text:p>
          </table:table-cell>
          <table:table-cell office:value-type="float" office:value="0.69">
            <text:p>0.69</text:p>
          </table:table-cell>
          <table:table-cell office:value-type="float" office:value="-9.15">
            <text:p>-9.15</text:p>
          </table:table-cell>
          <table:table-cell office:value-type="float" office:value="947">
            <text:p>947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profit=80 </text:p>
          </table:table-cell>
          <table:table-cell office:value-type="string">
            <text:p>a5_loss=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min_lots_mode=1 </text:p>
          </table:table-cell>
          <table:table-cell office:value-type="string">
            <text:p>a5_continue_loss=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-648">
            <text:p>-648</text:p>
          </table:table-cell>
          <table:table-cell office:value-type="float" office:value="59">
            <text:p>59</text:p>
          </table:table-cell>
          <table:table-cell office:value-type="float" office:value="0.64">
            <text:p>0.64</text:p>
          </table:table-cell>
          <table:table-cell office:value-type="float" office:value="-10.98">
            <text:p>-10.98</text:p>
          </table:table-cell>
          <table:table-cell office:value-type="float" office:value="1104">
            <text:p>110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profit=90 </text:p>
          </table:table-cell>
          <table:table-cell office:value-type="string">
            <text:p>a5_loss=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min_lots_mode=1 </text:p>
          </table:table-cell>
          <table:table-cell office:value-type="string">
            <text:p>a5_continue_loss=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-523">
            <text:p>-523</text:p>
          </table:table-cell>
          <table:table-cell office:value-type="float" office:value="59">
            <text:p>59</text:p>
          </table:table-cell>
          <table:table-cell office:value-type="float" office:value="0.71">
            <text:p>0.71</text:p>
          </table:table-cell>
          <table:table-cell office:value-type="float" office:value="-8.86">
            <text:p>-8.86</text:p>
          </table:table-cell>
          <table:table-cell office:value-type="float" office:value="1071">
            <text:p>107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profit=100 </text:p>
          </table:table-cell>
          <table:table-cell office:value-type="string">
            <text:p>a5_loss=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min_lots_mode=1 </text:p>
          </table:table-cell>
          <table:table-cell office:value-type="string">
            <text:p>a5_continue_loss=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-542">
            <text:p>-542</text:p>
          </table:table-cell>
          <table:table-cell office:value-type="float" office:value="59">
            <text:p>59</text:p>
          </table:table-cell>
          <table:table-cell office:value-type="float" office:value="0.71">
            <text:p>0.71</text:p>
          </table:table-cell>
          <table:table-cell office:value-type="float" office:value="-9.19">
            <text:p>-9.19</text:p>
          </table:table-cell>
          <table:table-cell office:value-type="float" office:value="1154">
            <text:p>115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profit=110 </text:p>
          </table:table-cell>
          <table:table-cell office:value-type="string">
            <text:p>a5_loss=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min_lots_mode=1 </text:p>
          </table:table-cell>
          <table:table-cell office:value-type="string">
            <text:p>a5_continue_loss=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-418">
            <text:p>-418</text:p>
          </table:table-cell>
          <table:table-cell office:value-type="float" office:value="59">
            <text:p>59</text:p>
          </table:table-cell>
          <table:table-cell office:value-type="float" office:value="0.78">
            <text:p>0.78</text:p>
          </table:table-cell>
          <table:table-cell office:value-type="float" office:value="-7.08">
            <text:p>-7.08</text:p>
          </table:table-cell>
          <table:table-cell office:value-type="float" office:value="1111">
            <text:p>111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profit=120 </text:p>
          </table:table-cell>
          <table:table-cell office:value-type="string">
            <text:p>a5_loss=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min_lots_mode=1 </text:p>
          </table:table-cell>
          <table:table-cell office:value-type="string">
            <text:p>a5_continue_loss=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-305">
            <text:p>-305</text:p>
          </table:table-cell>
          <table:table-cell office:value-type="float" office:value="59">
            <text:p>59</text:p>
          </table:table-cell>
          <table:table-cell office:value-type="float" office:value="0.84">
            <text:p>0.84</text:p>
          </table:table-cell>
          <table:table-cell office:value-type="float" office:value="-5.17">
            <text:p>-5.17</text:p>
          </table:table-cell>
          <table:table-cell office:value-type="float" office:value="1074">
            <text:p>107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profit=130 </text:p>
          </table:table-cell>
          <table:table-cell office:value-type="string">
            <text:p>a5_loss=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min_lots_mode=1 </text:p>
          </table:table-cell>
          <table:table-cell office:value-type="string">
            <text:p>a5_continue_loss=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-180">
            <text:p>-180</text:p>
          </table:table-cell>
          <table:table-cell office:value-type="float" office:value="59">
            <text:p>59</text:p>
          </table:table-cell>
          <table:table-cell office:value-type="float" office:value="0.9">
            <text:p>0.9</text:p>
          </table:table-cell>
          <table:table-cell office:value-type="float" office:value="-3.05">
            <text:p>-3.05</text:p>
          </table:table-cell>
          <table:table-cell office:value-type="float" office:value="1033">
            <text:p>103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profit=140 </text:p>
          </table:table-cell>
          <table:table-cell office:value-type="string">
            <text:p>a5_loss=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min_lots_mode=1 </text:p>
          </table:table-cell>
          <table:table-cell office:value-type="string">
            <text:p>a5_continue_loss=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-336">
            <text:p>-336</text:p>
          </table:table-cell>
          <table:table-cell office:value-type="float" office:value="59">
            <text:p>59</text:p>
          </table:table-cell>
          <table:table-cell office:value-type="float" office:value="0.82">
            <text:p>0.82</text:p>
          </table:table-cell>
          <table:table-cell office:value-type="float" office:value="-5.69">
            <text:p>-5.69</text:p>
          </table:table-cell>
          <table:table-cell office:value-type="float" office:value="1123">
            <text:p>112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profit=150 </text:p>
          </table:table-cell>
          <table:table-cell office:value-type="string">
            <text:p>a5_loss=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min_lots_mode=1 </text:p>
          </table:table-cell>
          <table:table-cell office:value-type="string">
            <text:p>a5_continue_loss=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-642">
            <text:p>-642</text:p>
          </table:table-cell>
          <table:table-cell office:value-type="float" office:value="59">
            <text:p>59</text:p>
          </table:table-cell>
          <table:table-cell office:value-type="float" office:value="0.68">
            <text:p>0.68</text:p>
          </table:table-cell>
          <table:table-cell office:value-type="float" office:value="-10.88">
            <text:p>-10.88</text:p>
          </table:table-cell>
          <table:table-cell office:value-type="float" office:value="1183">
            <text:p>118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profit=160 </text:p>
          </table:table-cell>
          <table:table-cell office:value-type="string">
            <text:p>a5_loss=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min_lots_mode=1 </text:p>
          </table:table-cell>
          <table:table-cell office:value-type="string">
            <text:p>a5_continue_loss=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-471">
            <text:p>-471</text:p>
          </table:table-cell>
          <table:table-cell office:value-type="float" office:value="59">
            <text:p>59</text:p>
          </table:table-cell>
          <table:table-cell office:value-type="float" office:value="0.7">
            <text:p>0.7</text:p>
          </table:table-cell>
          <table:table-cell office:value-type="float" office:value="-7.98">
            <text:p>-7.98</text:p>
          </table:table-cell>
          <table:table-cell office:value-type="float" office:value="722">
            <text:p>72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profit=40 </text:p>
          </table:table-cell>
          <table:table-cell office:value-type="string">
            <text:p>a5_loss=5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min_lots_mode=1 </text:p>
          </table:table-cell>
          <table:table-cell office:value-type="string">
            <text:p>a5_continue_loss=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-516">
            <text:p>-516</text:p>
          </table:table-cell>
          <table:table-cell office:value-type="float" office:value="59">
            <text:p>59</text:p>
          </table:table-cell>
          <table:table-cell office:value-type="float" office:value="0.7">
            <text:p>0.7</text:p>
          </table:table-cell>
          <table:table-cell office:value-type="float" office:value="-8.75">
            <text:p>-8.75</text:p>
          </table:table-cell>
          <table:table-cell office:value-type="float" office:value="843">
            <text:p>84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profit=50 </text:p>
          </table:table-cell>
          <table:table-cell office:value-type="string">
            <text:p>a5_loss=5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min_lots_mode=1 </text:p>
          </table:table-cell>
          <table:table-cell office:value-type="string">
            <text:p>a5_continue_loss=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-708">
            <text:p>-708</text:p>
          </table:table-cell>
          <table:table-cell office:value-type="float" office:value="59">
            <text:p>59</text:p>
          </table:table-cell>
          <table:table-cell office:value-type="float" office:value="0.63">
            <text:p>0.63</text:p>
          </table:table-cell>
          <table:table-cell office:value-type="float" office:value="-12">
            <text:p>-12</text:p>
          </table:table-cell>
          <table:table-cell office:value-type="float" office:value="1052">
            <text:p>105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profit=60 </text:p>
          </table:table-cell>
          <table:table-cell office:value-type="string">
            <text:p>a5_loss=5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min_lots_mode=1 </text:p>
          </table:table-cell>
          <table:table-cell office:value-type="string">
            <text:p>a5_continue_loss=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-757">
            <text:p>-757</text:p>
          </table:table-cell>
          <table:table-cell office:value-type="float" office:value="59">
            <text:p>59</text:p>
          </table:table-cell>
          <table:table-cell office:value-type="float" office:value="0.63">
            <text:p>0.63</text:p>
          </table:table-cell>
          <table:table-cell office:value-type="float" office:value="-12.83">
            <text:p>-12.83</text:p>
          </table:table-cell>
          <table:table-cell office:value-type="float" office:value="1159">
            <text:p>1159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profit=70 </text:p>
          </table:table-cell>
          <table:table-cell office:value-type="string">
            <text:p>a5_loss=5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min_lots_mode=1 </text:p>
          </table:table-cell>
          <table:table-cell office:value-type="string">
            <text:p>a5_continue_loss=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-703">
            <text:p>-703</text:p>
          </table:table-cell>
          <table:table-cell office:value-type="float" office:value="59">
            <text:p>59</text:p>
          </table:table-cell>
          <table:table-cell office:value-type="float" office:value="0.66">
            <text:p>0.66</text:p>
          </table:table-cell>
          <table:table-cell office:value-type="float" office:value="-11.92">
            <text:p>-11.92</text:p>
          </table:table-cell>
          <table:table-cell office:value-type="float" office:value="1090">
            <text:p>1090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profit=80 </text:p>
          </table:table-cell>
          <table:table-cell office:value-type="string">
            <text:p>a5_loss=5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min_lots_mode=1 </text:p>
          </table:table-cell>
          <table:table-cell office:value-type="string">
            <text:p>a5_continue_loss=3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name="__Anonymous_Sheet_DB__1" table:target-range-address="point.A1:point.O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1">2022/12/01</text:date>, <text:time>14:2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go ninomiya</meta:initial-creator>
    <meta:creation-date>2022-11-30T22:09:41.75</meta:creation-date>
    <dc:date>2022-12-01T14:21:14.13</dc:date>
    <dc:creator>keigo ninomiya</dc:creator>
    <meta:editing-duration>PT50M25S</meta:editing-duration>
    <meta:editing-cycles>4</meta:editing-cycles>
    <meta:generator>OpenOffice/4.1.13$Win32 OpenOffice.org_project/4113m1$Build-9810</meta:generator>
    <meta:document-statistic meta:table-count="3" meta:cell-count="598" meta:object-count="0"/>
  </office:meta>
</office:document-meta>
</file>